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southerners wanted to expand slavery, thinking it was the only way the south could survive. Taking the division of the country between the north and the south quite literally. These southerners believed they could expand slavery into … It was only a hand full of these men, but up north they were viewed as what they called the slave power conspiracy.</text:p>
      <text:p text:style-name="Standard">The act would allow popular sovereignty. Popular sovereignty is the vote of the people. Nebraska was just too far north for the south to even hope for it to become a slave state. (22-27). It has terrible consequences on the united states. The consequences of the kansas-nebraska act are as follows:</text:p>
      <text:list xml:id="list855754119967865802" text:style-name="L1">
        <text:list-item>
          <text:p text:style-name="P1">It brings about <text:s/>the death of the wig party. Every southern wig voted with douglas. Every northern wig voted against it.</text:p>
        </text:list-item>
        <text:list-item>
          <text:p text:style-name="P1">It brings about the birth of the republican party. This is a sectional party, based in the north and out west. They are opposed to the expansion of slavery.</text:p>
        </text:list-item>
        <text:list-item>
          <text:p text:style-name="P1">It brings about a mini civil war over slavery in Kansas. They called it “Bleeding Kansas”.</text:p>
          <text:list>
            <text:list-item>
              <text:p text:style-name="P1">Thousands of Missourians cross into Kansas and illegally vote in the elections, and elect a pro-slavery legislature. (31 min)</text:p>
            </text:list-item>
            <text:list-item>
              <text:p text:style-name="P1">The anti-slavery Kansans elect their own legislature.(31-34 min)</text:p>
            </text:list-item>
            <text:list-item>
              <text:p text:style-name="P1">Anti-slavery groups such as the New England Immigrant Aid Society. They recruited and supplied anti-slavery farmers in the mid-west, to settle into Kansas.</text:p>
            </text:list-item>
            <text:list-item>
              <text:p text:style-name="P1">A New York preacher named … sent crates out to Kansas, with stencils of bibles on them, to anti-slavery groups. These crates were filled with guns.</text:p>
            </text:list-item>
            <text:list-item>
              <text:p text:style-name="P1">Many notorious outlaws cut their teeth(explain at 35/36) when fighting in Kansas.</text:p>
            </text:list-item>
            <text:list-item>
              <text:p text:style-name="P1">The pro-slavery faction in Lecompton sent an armed group to the anti-slavery capital in Lawrence. They arrested the anti-slavery legislature for treason, then burned/tarred the town.</text:p>
              <text:list>
                <text:list-item>
                  <text:p text:style-name="P1">A man named John Brown who lived in...(37-40). People loved John Brown. After the Pottawatomie Massacre, a magazine described John Brown as “the most Christ-like man I ever knew”.</text:p>
                </text:list-item>
              </text:list>
            </text:list-item>
          </text:list>
        </text:list-item>
        <text:list-item>
          <text:p text:style-name="P1">(40-42). Crime against Kansas speech. The speech is meant to insult the south, and in particular one southern senator, Sumner. Sumner took personal offense to what Brooks was saying. (42-45). Preston “Bully” Brooks. Charles Sumner became a hero because of this, a hero in the North. Brooks becomes a hero in the South. (45-4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2-01T10:05:25.84</meta:creation-date>
    <meta:generator>OpenOffice/4.1.3$Win32 OpenOffice.org_project/413m1$Build-9783</meta:generator>
    <dc:date>2017-12-01T10:48:30.18</dc:date>
    <dc:creator>Timothy Cayer</dc:creator>
    <meta:editing-duration>PT43M8S</meta:editing-duration>
    <meta:editing-cycles>7</meta:editing-cycles>
    <meta:document-statistic meta:table-count="0" meta:image-count="0" meta:object-count="0" meta:page-count="1" meta:paragraph-count="13" meta:word-count="387" meta:character-count="2304"/>
  </office:meta>
</office:document-meta>
</file>